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78aa"/>
    </style:style>
    <style:style style:name="gr4" style:family="graphic" style:parent-style-name="standard">
      <style:graphic-properties draw:stroke="none" svg:stroke-width="0.001cm" draw:fill-color="#00b4ff"/>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01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0.008cm" svg:y="-5cm"/>
          <draw:glue-point draw:id="5" svg:x="-0.001cm" svg:y="5cm"/>
          <draw:glue-point draw:id="6" svg:x="-5cm" svg:y="-2.691cm"/>
          <draw:glue-point draw:id="7" svg:x="-5cm" svg:y="2.655cm"/>
          <draw:glue-point draw:id="8" svg:x="-5cm" svg:y="-0.017cm"/>
          <draw:glue-point draw:id="9" svg:x="5cm" svg:y="-2.657cm"/>
          <draw:glue-point draw:id="10" svg:x="5cm" svg:y="2.655cm"/>
          <draw:glue-point draw:id="11" svg:x="5cm" svg:y="0cm"/>
          <draw:glue-point draw:id="12" svg:x="-0.001cm" svg:y="-0.007cm"/>
          <draw:polygon draw:style-name="gr1" draw:layer="layout" svg:width="3.375cm" svg:height="1.175cm" svg:x="0cm" svg:y="0.825cm" svg:viewBox="0 0 3376 1176" draw:points="3376,588 3374,558 3367,528 3356,499 3341,469 3322,440 3298,411 3270,383 3239,356 3203,329 3163,302 3120,276 3073,251 3023,227 2969,205 2911,183 2851,162 2787,142 2722,123 2652,105 2581,88 2507,73 2432,60 2353,47 2274,36 2193,27 2111,18 2027,11 1944,7 1858,3 1773,0 1687,0 1602,0 1517,3 1432,7 1348,11 1264,18 1182,27 1101,36 1022,47 944,60 868,73 794,88 723,105 654,123 588,142 524,162 464,183 406,205 352,227 302,251 255,276 211,302 171,329 136,356 105,383 76,411 52,440 35,469 18,499 8,528 2,558 0,588 2,617 8,647 18,676 35,706 52,735 76,764 105,792 136,820 171,846 211,873 255,899 302,924 352,948 406,970 464,992 524,1013 588,1033 654,1052 723,1070 794,1087 868,1102 944,1115 1022,1128 1101,1139 1182,1148 1264,1157 1348,1163 1432,1168 1517,1172 1602,1175 1687,1176 1773,1175 1858,1172 1944,1168 2027,1163 2111,1157 2193,1148 2274,1139 2353,1128 2432,1115 2507,1102 2581,1087 2652,1070 2722,1052 2787,1033 2851,1013 2911,992 2969,970 3023,948 3073,924 3120,899 3163,873 3203,846 3239,820 3270,792 3298,764 3322,735 3341,706 3356,676 3367,647 3374,617">
            <text:p/>
          </draw:polygon>
          <draw:polygon draw:style-name="gr2" draw:layer="layout" svg:width="3.356cm" svg:height="1.155cm" svg:x="0cm" svg:y="0.826cm" svg:viewBox="0 0 3357 1156" draw:points="3357,577 3355,548 3348,519 3337,490 3322,461 3303,433 3279,404 3251,377 3220,350 3185,323 3146,297 3103,272 3056,248 3005,223 2952,201 2895,179 2835,159 2771,139 2705,120 2638,103 2567,87 2492,72 2418,59 2341,46 2262,35 2181,26 2099,18 2017,11 1933,6 1848,2 1764,0 1678,0 1593,0 1509,2 1424,6 1340,11 1258,18 1176,26 1095,35 1016,46 939,59 864,72 790,87 719,103 651,120 586,139 522,159 461,179 404,201 351,223 301,248 254,272 211,297 171,323 136,350 105,377 77,404 53,433 35,461 19,490 9,519 2,548 0,577 2,607 9,636 19,665 35,694 53,723 77,751 105,778 136,805 171,832 211,858 254,883 301,907 351,932 404,954 461,976 522,996 586,1016 651,1035 719,1052 790,1068 864,1083 939,1096 1016,1109 1095,1120 1176,1129 1258,1137 1340,1144 1424,1149 1509,1153 1593,1156 1678,1156 1764,1156 1848,1153 1933,1149 2017,1144 2099,1137 2181,1129 2262,1120 2341,1109 2418,1096 2492,1083 2567,1068 2638,1052 2705,1035 2771,1016 2835,996 2895,976 2952,954 3005,932 3056,907 3103,883 3146,858 3185,832 3220,805 3251,778 3279,751 3303,723 3322,694 3337,665 3348,636 3355,607">
            <text:p/>
          </draw:polygon>
          <draw:polygon draw:style-name="gr3" draw:layer="layout" svg:width="3.356cm" svg:height="0.825cm" svg:x="0cm" svg:y="0.599cm" svg:viewBox="0 0 3357 826" draw:points="0,0 0,826 3357,826 3357,0">
            <text:p/>
          </draw:polygon>
          <draw:polygon draw:style-name="gr4" draw:layer="layout" svg:width="3.375cm" svg:height="1.175cm" svg:x="0cm" svg:y="0cm" svg:viewBox="0 0 3376 1176" draw:points="3376,587 3374,557 3367,528 3356,498 3341,469 3322,440 3298,411 3270,383 3239,356 3203,328 3163,302 3120,276 3073,252 3023,227 2969,204 2911,183 2851,161 2787,141 2722,123 2652,104 2581,88 2507,73 2432,60 2353,47 2274,36 2193,26 2111,18 2027,12 1944,6 1858,2 1773,0 1687,0 1602,0 1517,2 1432,6 1348,12 1264,18 1182,26 1101,36 1022,47 944,60 868,73 794,88 723,104 654,123 588,141 524,161 464,183 406,204 352,227 302,252 255,276 211,302 171,328 136,356 105,383 76,411 52,440 35,469 18,498 8,528 2,557 0,587 2,617 8,646 18,676 35,706 52,735 76,764 105,792 136,819 171,846 211,873 255,899 302,924 352,948 406,970 464,992 524,1013 588,1034 654,1052 723,1070 794,1087 868,1102 944,1115 1022,1128 1101,1139 1182,1148 1264,1157 1348,1164 1432,1168 1517,1172 1602,1175 1687,1176 1773,1175 1858,1172 1944,1168 2027,1164 2111,1157 2193,1148 2274,1139 2353,1128 2432,1115 2507,1102 2581,1087 2652,1070 2722,1052 2787,1034 2851,1013 2911,992 2969,970 3023,948 3073,924 3120,899 3163,873 3203,846 3239,819 3270,792 3298,764 3322,735 3341,706 3356,676 3367,646 3374,617">
            <text:p/>
          </draw:polygon>
          <draw:polygon draw:style-name="gr2" draw:layer="layout" svg:width="3.356cm" svg:height="1.155cm" svg:x="0cm" svg:y="0cm" svg:viewBox="0 0 3357 1156" draw:points="3357,578 3355,548 3348,519 3337,490 3322,461 3303,433 3279,404 3251,377 3220,350 3185,323 3146,297 3103,272 3056,248 3005,223 2952,201 2895,179 2835,159 2771,139 2705,121 2638,103 2567,87 2492,72 2418,59 2341,46 2262,36 2181,26 2099,18 2017,11 1933,7 1848,2 1764,0 1678,0 1593,0 1509,2 1424,7 1340,11 1258,18 1176,26 1095,36 1016,46 939,59 864,72 790,87 719,103 651,121 586,139 522,159 461,179 404,201 351,223 301,248 254,272 211,297 171,323 136,350 105,377 77,404 53,433 35,461 19,490 9,519 2,548 0,578 2,607 9,636 19,665 35,694 53,723 77,751 105,778 136,806 171,832 211,858 254,883 301,907 351,932 404,955 461,976 522,996 586,1016 651,1035 719,1052 790,1068 864,1083 939,1096 1016,1109 1095,1120 1176,1129 1258,1137 1340,1144 1424,1149 1509,1153 1593,1155 1678,1156 1764,1155 1848,1153 1933,1149 2017,1144 2099,1137 2181,1129 2262,1120 2341,1109 2418,1096 2492,1083 2567,1068 2638,1052 2705,1035 2771,1016 2835,996 2895,976 2952,955 3005,932 3056,907 3103,883 3146,858 3185,832 3220,806 3251,778 3279,751 3303,723 3322,694 3337,665 3348,636 3355,607">
            <text:p/>
          </draw:polygon>
          <draw:line draw:style-name="gr2" draw:layer="layout" svg:x1="0cm" svg:y1="0.578cm" svg:x2="0cm" svg:y2="1.404cm">
            <text:p/>
          </draw:line>
          <draw:line draw:style-name="gr2" draw:layer="layout" svg:x1="3.356cm" svg:y1="0.578cm" svg:x2="3.356cm" svg:y2="1.404cm">
            <text:p/>
          </draw:line>
          <draw:polygon draw:style-name="gr5" draw:layer="layout" svg:width="1.002cm" svg:height="1.031cm" svg:x="1.147cm" svg:y="0.083cm" svg:viewBox="0 0 1003 1032" draw:points="101,0 0,124 122,103 408,474 777,929 674,929 921,1032 1003,887 900,908 531,454 224,82 348,82">
            <text:p/>
          </draw:polygon>
          <draw:polygon draw:style-name="gr5" draw:layer="layout" svg:width="1.533cm" svg:height="0.907cm" svg:x="0.861cm" svg:y="0.124cm" svg:viewBox="0 0 1534 908" draw:points="1513,0 1534,124 1411,103 961,392 715,536 203,846 327,867 0,908 0,805 101,826 613,516 859,371 1309,82 1207,62">
            <text:p/>
          </draw:polygon>
          <draw:polygon draw:style-name="gr5" draw:layer="layout" svg:width="2.679cm" svg:height="0.536cm" svg:x="0.329cm" svg:y="0.31cm" svg:viewBox="0 0 2680 537" draw:points="0,0 142,103 203,62 1226,268 2413,495 2352,537 2680,537 2516,434 2475,454 1206,206 266,21 306,0">
            <text:p/>
          </draw:polygon>
          <draw:polygon draw:style-name="gr5" draw:layer="layout" svg:width="2.679cm" svg:height="0.536cm" svg:x="0.329cm" svg:y="0.31cm" svg:viewBox="0 0 2680 537" draw:points="0,0 142,103 203,62 1226,268 2413,495 2352,537 2680,537 2516,434 2475,454 1206,206 266,21 306,0">
            <text:p/>
          </draw:polygon>
          <draw:polygon draw:style-name="gr5" draw:layer="layout" svg:width="2.946cm" svg:height="0.35cm" svg:x="0.185cm" svg:y="0.413cm" svg:viewBox="0 0 2947 351" draw:points="2947,41 2741,123 2701,103 1637,185 1514,206 286,310 306,351 0,310 204,227 245,247 1411,144 1514,123 2660,41 2640,0">
            <text:p/>
          </draw:polygon>
          <draw:polygon draw:style-name="gr5" draw:layer="layout" svg:width="2.946cm" svg:height="0.35cm" svg:x="0.185cm" svg:y="0.413cm" svg:viewBox="0 0 2947 351" draw:points="2947,41 2741,123 2701,103 1637,185 1514,206 286,310 306,351 0,310 204,227 245,247 1411,144 1514,123 2660,41 2640,0">
            <text:p/>
          </draw:polygon>
          <draw:polygon draw:style-name="gr6" draw:layer="layout" svg:width="1.001cm" svg:height="1.031cm" svg:x="1.127cm" svg:y="0.063cm" svg:viewBox="0 0 1002 1032" draw:points="102,0 0,124 121,102 408,474 777,929 674,929 920,1032 1002,887 900,907 531,453 224,82 347,82">
            <text:p/>
          </draw:polygon>
          <draw:polygon draw:style-name="gr6" draw:layer="layout" svg:width="1.534cm" svg:height="0.907cm" svg:x="0.84cm" svg:y="0.104cm" svg:viewBox="0 0 1535 908" draw:points="1514,0 1535,124 1412,102 962,391 716,536 204,846 328,866 0,908 0,805 103,825 614,515 859,371 1310,82 1207,61">
            <text:p/>
          </draw:polygon>
          <draw:polygon draw:style-name="gr6" draw:layer="layout" svg:width="2.68cm" svg:height="0.536cm" svg:x="0.307cm" svg:y="0.289cm" svg:viewBox="0 0 2681 537" draw:points="0,0 143,102 205,61 1227,268 2414,495 2353,537 2681,537 2518,434 2476,454 1208,206 266,20 307,0">
            <text:p/>
          </draw:polygon>
          <draw:polygon draw:style-name="gr6" draw:layer="layout" svg:width="2.68cm" svg:height="0.536cm" svg:x="0.307cm" svg:y="0.289cm" svg:viewBox="0 0 2681 537" draw:points="0,0 143,102 205,61 1227,268 2414,495 2353,537 2681,537 2518,434 2476,454 1208,206 266,20 307,0">
            <text:p/>
          </draw:polygon>
          <draw:polygon draw:style-name="gr6" draw:layer="layout" svg:width="2.947cm" svg:height="0.351cm" svg:x="0.164cm" svg:y="0.392cm" svg:viewBox="0 0 2948 352" draw:points="2948,41 2742,124 2702,103 1637,186 1515,207 287,310 307,352 0,310 206,227 245,248 1412,144 1515,124 2661,41 2640,0">
            <text:p/>
          </draw:polygon>
          <draw:polygon draw:style-name="gr6" draw:layer="layout" svg:width="2.947cm" svg:height="0.351cm" svg:x="0.164cm" svg:y="0.392cm" svg:viewBox="0 0 2948 352" draw:points="2948,41 2742,124 2702,103 1637,186 1515,207 287,310 307,352 0,310 206,227 245,248 1412,144 1515,124 2661,41 2640,0">
            <text:p/>
          </draw:polygon>
          <draw:polygon draw:style-name="gr5" draw:layer="layout" svg:width="0.634cm" svg:height="0.206cm" svg:x="1.33cm" svg:y="0.455cm" svg:viewBox="0 0 635 207" draw:points="635,103 633,97 633,93 631,87 628,82 624,77 620,72 614,67 609,62 601,57 595,53 586,48 577,44 568,40 557,36 547,32 536,28 523,25 510,22 498,18 485,15 470,13 457,10 442,8 427,6 411,4 397,3 381,2 364,1 348,1 333,0 316,0 300,0 285,1 268,1 253,2 237,3 222,4 207,6 192,8 177,10 163,13 149,15 135,18 123,22 111,25 98,28 87,32 76,36 66,40 56,44 48,48 39,53 32,57 24,62 19,67 14,72 9,77 6,82 3,87 0,93 0,97 0,103 0,109 0,113 3,119 6,124 9,129 14,134 19,139 24,144 32,149 39,153 48,158 56,162 66,166 76,170 87,174 98,178 111,182 123,184 135,188 149,191 163,193 177,196 192,198 207,200 222,202 237,203 253,204 268,205 285,206 300,207 316,207 333,207 348,206 364,205 381,204 397,203 411,202 427,200 442,198 457,196 470,193 485,191 498,188 510,184 523,182 536,178 547,174 557,170 568,166 577,162 586,158 595,153 601,149 609,144 614,139 620,134 624,129 628,124 631,119 633,113 633,109">
            <text:p/>
          </draw:polygon>
          <draw:polygon draw:style-name="gr7" draw:layer="layout" svg:width="0.614cm" svg:height="0.206cm" svg:x="1.33cm" svg:y="0.434cm" svg:viewBox="0 0 615 207" draw:points="615,103 615,97 614,93 611,87 609,82 605,77 601,72 596,67 590,62 583,57 576,53 569,48 560,44 550,40 540,36 530,32 520,28 508,25 496,22 483,18 470,15 457,13 444,10 429,8 414,6 400,4 385,3 370,2 354,1 338,0 323,0 307,0 292,0 276,0 261,1 245,2 230,3 215,4 200,6 186,8 172,10 158,13 144,15 132,18 119,22 107,25 95,28 84,32 74,36 64,40 55,44 46,48 38,53 32,57 24,62 19,67 13,72 10,77 5,82 3,87 1,93 0,97 0,103 0,109 1,113 3,119 5,124 10,129 13,135 19,139 24,144 32,149 38,153 46,158 55,162 64,167 74,170 84,174 95,178 107,181 119,184 132,188 144,191 158,193 172,196 186,198 200,200 215,202 230,203 245,204 261,205 276,206 292,207 307,207 323,207 338,206 354,205 370,204 385,203 400,202 414,200 429,198 444,196 457,193 470,191 483,188 496,184 508,181 520,178 530,174 540,170 550,167 560,162 569,158 576,153 583,149 590,144 596,139 601,135 605,129 609,124 611,119 614,113 615,10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NetSonar</dc:title>
    <meta:creation-date>2011-02-07T16:36:34</meta:creation-date>
    <meta:editing-duration>P0D</meta:editing-duration>
    <meta:editing-cycles>1</meta:editing-cycles>
    <meta:document-statistic meta:object-count="22"/>
    <meta:generator>OpenOffice.org/3.3$Linux OpenOffice.org_project/330m20$Build-9567</meta:generator>
  </office:meta>
</office:document-meta>
</file>